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6.588cm"/>
    </style:style>
    <style:style style:name="Table1.C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3f17" officeooo:paragraph-rsid="000a3f17"/>
    </style:style>
    <style:style style:name="P2" style:family="paragraph" style:parent-style-name="Standard">
      <style:paragraph-properties fo:text-align="center" style:justify-single-word="false"/>
      <style:text-properties officeooo:rsid="000bb7f9" officeooo:paragraph-rsid="000a3f17"/>
    </style:style>
    <style:style style:name="P3" style:family="paragraph" style:parent-style-name="Text_20_body">
      <style:text-properties officeooo:rsid="000bb7f9" officeooo:paragraph-rsid="000bb7f9"/>
    </style:style>
    <style:style style:name="P4" style:family="paragraph" style:parent-style-name="Text_20_body">
      <style:text-properties officeooo:rsid="000d71e4" officeooo:paragraph-rsid="000efc4a"/>
    </style:style>
    <style:style style:name="P5" style:family="paragraph" style:parent-style-name="Text_20_body">
      <style:text-properties officeooo:rsid="0011a383" officeooo:paragraph-rsid="0011a383"/>
    </style:style>
    <style:style style:name="P6" style:family="paragraph" style:parent-style-name="Text_20_body">
      <style:text-properties officeooo:rsid="001af7a1" officeooo:paragraph-rsid="001af7a1"/>
    </style:style>
    <style:style style:name="P7" style:family="paragraph" style:parent-style-name="Text_20_body">
      <style:text-properties officeooo:rsid="00266278" officeooo:paragraph-rsid="00266278"/>
    </style:style>
    <style:style style:name="P8" style:family="paragraph" style:parent-style-name="Text_20_body">
      <style:text-properties officeooo:rsid="0027b62d" officeooo:paragraph-rsid="0027b62d"/>
    </style:style>
    <style:style style:name="P9" style:family="paragraph" style:parent-style-name="Text_20_body">
      <style:text-properties officeooo:rsid="000e7e71" officeooo:paragraph-rsid="000f9ab0"/>
    </style:style>
    <style:style style:name="P10" style:family="paragraph" style:parent-style-name="Text_20_body">
      <style:text-properties officeooo:rsid="000e7e71" officeooo:paragraph-rsid="0017c6cd"/>
    </style:style>
    <style:style style:name="P11" style:family="paragraph" style:parent-style-name="Text_20_body">
      <style:text-properties officeooo:rsid="00281f1c" officeooo:paragraph-rsid="00303759"/>
    </style:style>
    <style:style style:name="P12" style:family="paragraph" style:parent-style-name="Text_20_body">
      <style:text-properties officeooo:rsid="00350b2c" officeooo:paragraph-rsid="003d3bba"/>
    </style:style>
    <style:style style:name="P13" style:family="paragraph" style:parent-style-name="Text_20_body">
      <style:text-properties officeooo:rsid="0035506b" officeooo:paragraph-rsid="003b4c3a"/>
    </style:style>
    <style:style style:name="P14" style:family="paragraph" style:parent-style-name="Text_20_body">
      <style:text-properties officeooo:rsid="0036bc64" officeooo:paragraph-rsid="0036bc64"/>
    </style:style>
    <style:style style:name="P15" style:family="paragraph" style:parent-style-name="Text_20_body">
      <style:text-properties officeooo:rsid="003ea7a1" officeooo:paragraph-rsid="003ea7a1"/>
    </style:style>
    <style:style style:name="P16" style:family="paragraph" style:parent-style-name="Text_20_body">
      <style:text-properties officeooo:rsid="004328ca" officeooo:paragraph-rsid="004328ca"/>
    </style:style>
    <style:style style:name="P17" style:family="paragraph" style:parent-style-name="Text_20_body">
      <style:text-properties officeooo:rsid="001414b3" officeooo:paragraph-rsid="001414b3"/>
    </style:style>
    <style:style style:name="P18" style:family="paragraph" style:parent-style-name="Text_20_body">
      <style:text-properties officeooo:rsid="001af7a1" officeooo:paragraph-rsid="005da795"/>
    </style:style>
    <style:style style:name="P19" style:family="paragraph" style:parent-style-name="Text_20_body">
      <style:text-properties officeooo:rsid="0027b62d" officeooo:paragraph-rsid="00620472"/>
    </style:style>
    <style:style style:name="P20" style:family="paragraph" style:parent-style-name="Text_20_body">
      <style:text-properties officeooo:rsid="00351084" officeooo:paragraph-rsid="00351084"/>
    </style:style>
    <style:style style:name="P21" style:family="paragraph" style:parent-style-name="Text_20_body">
      <style:text-properties officeooo:rsid="0065e901" officeooo:paragraph-rsid="0065e901"/>
    </style:style>
    <style:style style:name="P22" style:family="paragraph" style:parent-style-name="Text_20_body">
      <style:text-properties officeooo:rsid="0045d35c" officeooo:paragraph-rsid="0067998c"/>
    </style:style>
    <style:style style:name="P23" style:family="paragraph" style:parent-style-name="Text_20_body">
      <style:text-properties officeooo:rsid="0045d35c" officeooo:paragraph-rsid="006a4558"/>
    </style:style>
    <style:style style:name="P24" style:family="paragraph" style:parent-style-name="Text_20_body">
      <style:text-properties officeooo:rsid="0045d35c" officeooo:paragraph-rsid="006c0255"/>
    </style:style>
    <style:style style:name="P25" style:family="paragraph" style:parent-style-name="Text_20_body">
      <style:text-properties officeooo:paragraph-rsid="0045d35c"/>
    </style:style>
    <style:style style:name="P26" style:family="paragraph" style:parent-style-name="Text_20_body">
      <style:text-properties officeooo:paragraph-rsid="007175b8"/>
    </style:style>
    <style:style style:name="P27" style:family="paragraph" style:parent-style-name="Text_20_body">
      <style:text-properties fo:font-weight="bold" officeooo:rsid="007d49f9" officeooo:paragraph-rsid="007d49f9" style:font-weight-asian="bold" style:font-weight-complex="bold"/>
    </style:style>
    <style:style style:name="P28" style:family="paragraph" style:parent-style-name="Heading_20_3">
      <style:text-properties officeooo:rsid="0035506b" officeooo:paragraph-rsid="0035506b"/>
    </style:style>
    <style:style style:name="P29" style:family="paragraph" style:parent-style-name="Heading_20_3">
      <style:text-properties officeooo:rsid="0035506b" officeooo:paragraph-rsid="0067998c"/>
    </style:style>
    <style:style style:name="P30" style:family="paragraph" style:parent-style-name="Heading_20_3">
      <style:text-properties officeooo:rsid="0035506b" officeooo:paragraph-rsid="006a4558"/>
    </style:style>
    <style:style style:name="P31" style:family="paragraph" style:parent-style-name="Heading_20_3">
      <style:text-properties officeooo:rsid="0035506b" officeooo:paragraph-rsid="006c0255"/>
    </style:style>
    <style:style style:name="P32" style:family="paragraph" style:parent-style-name="Heading_20_3">
      <style:text-properties officeooo:rsid="0036bc64" officeooo:paragraph-rsid="0036bc64"/>
    </style:style>
    <style:style style:name="P33" style:family="paragraph" style:parent-style-name="Heading_20_3">
      <style:text-properties officeooo:rsid="003ea7a1" officeooo:paragraph-rsid="003ea7a1"/>
    </style:style>
    <style:style style:name="P34" style:family="paragraph" style:parent-style-name="Heading_20_3">
      <style:text-properties officeooo:rsid="004328ca" officeooo:paragraph-rsid="004328ca"/>
    </style:style>
    <style:style style:name="P35" style:family="paragraph" style:parent-style-name="Heading_20_3">
      <style:text-properties officeooo:rsid="0045d35c" officeooo:paragraph-rsid="0045d35c"/>
    </style:style>
    <style:style style:name="P36" style:family="paragraph" style:parent-style-name="Heading_20_3">
      <style:text-properties officeooo:rsid="00351084" officeooo:paragraph-rsid="00655383"/>
    </style:style>
    <style:style style:name="P37" style:family="paragraph" style:parent-style-name="Heading_20_3">
      <style:text-properties officeooo:rsid="007175b8" officeooo:paragraph-rsid="007175b8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officeooo:rsid="00794c67" officeooo:paragraph-rsid="00794c67"/>
    </style:style>
    <style:style style:name="P42" style:family="paragraph" style:parent-style-name="Table_20_Contents">
      <style:text-properties officeooo:rsid="00794c67" officeooo:paragraph-rsid="007e8d29"/>
    </style:style>
    <style:style style:name="P43" style:family="paragraph" style:parent-style-name="Table_20_Contents">
      <style:text-properties officeooo:rsid="007a2109" officeooo:paragraph-rsid="007b9a03"/>
    </style:style>
    <style:style style:name="P44" style:family="paragraph" style:parent-style-name="Table_20_Contents">
      <style:text-properties officeooo:rsid="007b0c24" officeooo:paragraph-rsid="007b0c24"/>
    </style:style>
    <style:style style:name="P45" style:family="paragraph" style:parent-style-name="Table_20_Contents">
      <style:text-properties fo:font-weight="bold" officeooo:rsid="00794c67" officeooo:paragraph-rsid="00794c67" style:font-weight-asian="bold" style:font-weight-complex="bold"/>
    </style:style>
    <style:style style:name="P46" style:family="paragraph" style:parent-style-name="Table_20_Contents">
      <style:text-properties officeooo:rsid="007f6346" officeooo:paragraph-rsid="008175a2"/>
    </style:style>
    <style:style style:name="P47" style:family="paragraph" style:parent-style-name="Table_20_Contents">
      <style:text-properties officeooo:rsid="00814f63" officeooo:paragraph-rsid="00814f63"/>
    </style:style>
    <style:style style:name="T1" style:family="text">
      <style:text-properties officeooo:rsid="000e2302"/>
    </style:style>
    <style:style style:name="T2" style:family="text">
      <style:text-properties officeooo:rsid="00123ddd"/>
    </style:style>
    <style:style style:name="T3" style:family="text">
      <style:text-properties officeooo:rsid="0017074b"/>
    </style:style>
    <style:style style:name="T4" style:family="text">
      <style:text-properties officeooo:rsid="001a83dd"/>
    </style:style>
    <style:style style:name="T5" style:family="text">
      <style:text-properties officeooo:rsid="001b849b"/>
    </style:style>
    <style:style style:name="T6" style:family="text">
      <style:text-properties officeooo:rsid="001be5f2"/>
    </style:style>
    <style:style style:name="T7" style:family="text">
      <style:text-properties officeooo:rsid="001d7e43"/>
    </style:style>
    <style:style style:name="T8" style:family="text">
      <style:text-properties officeooo:rsid="001f63ac"/>
    </style:style>
    <style:style style:name="T9" style:family="text">
      <style:text-properties officeooo:rsid="0021b461"/>
    </style:style>
    <style:style style:name="T10" style:family="text">
      <style:text-properties officeooo:rsid="00238e9c"/>
    </style:style>
    <style:style style:name="T11" style:family="text">
      <style:text-properties officeooo:rsid="00255668"/>
    </style:style>
    <style:style style:name="T12" style:family="text">
      <style:text-properties officeooo:rsid="0028ad98"/>
    </style:style>
    <style:style style:name="T13" style:family="text">
      <style:text-properties officeooo:rsid="00382d61"/>
    </style:style>
    <style:style style:name="T14" style:family="text">
      <style:text-properties officeooo:rsid="0038620e"/>
    </style:style>
    <style:style style:name="T15" style:family="text">
      <style:text-properties officeooo:rsid="0038d2e2"/>
    </style:style>
    <style:style style:name="T16" style:family="text">
      <style:text-properties officeooo:rsid="0038dacb"/>
    </style:style>
    <style:style style:name="T17" style:family="text">
      <style:text-properties officeooo:rsid="0039b64c"/>
    </style:style>
    <style:style style:name="T18" style:family="text">
      <style:text-properties officeooo:rsid="00400c3e"/>
    </style:style>
    <style:style style:name="T19" style:family="text">
      <style:text-properties officeooo:rsid="004158c5"/>
    </style:style>
    <style:style style:name="T20" style:family="text">
      <style:text-properties officeooo:rsid="005c6b4b"/>
    </style:style>
    <style:style style:name="T21" style:family="text">
      <style:text-properties officeooo:rsid="0060f29f"/>
    </style:style>
    <style:style style:name="T22" style:family="text">
      <style:text-properties fo:font-weight="bold" officeooo:rsid="0028ad98" style:font-weight-asian="bold" style:font-weight-complex="bold"/>
    </style:style>
    <style:style style:name="T23" style:family="text">
      <style:text-properties officeooo:rsid="0063f32e"/>
    </style:style>
    <style:style style:name="T24" style:family="text">
      <style:text-properties officeooo:rsid="0064278b"/>
    </style:style>
    <style:style style:name="T25" style:family="text">
      <style:text-properties officeooo:rsid="00652510"/>
    </style:style>
    <style:style style:name="T26" style:family="text">
      <style:text-properties officeooo:rsid="0067998c"/>
    </style:style>
    <style:style style:name="T27" style:family="text">
      <style:text-properties officeooo:rsid="006a4558"/>
    </style:style>
    <style:style style:name="T28" style:family="text">
      <style:text-properties officeooo:rsid="006c0255"/>
    </style:style>
    <style:style style:name="T29" style:family="text">
      <style:text-properties officeooo:rsid="0045d35c"/>
    </style:style>
    <style:style style:name="T30" style:family="text">
      <style:text-properties officeooo:rsid="007b9a03"/>
    </style:style>
    <style:style style:name="T31" style:family="text">
      <style:text-properties officeooo:rsid="007e8d29"/>
    </style:style>
    <style:style style:name="T32" style:family="text">
      <style:text-properties officeooo:rsid="008175a2"/>
    </style:style>
    <style:style style:name="T33" style:family="text">
      <style:text-properties officeooo:rsid="00833fd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ight-Sky Documentati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8"><text:a xlink:type="simple" xlink:href="#__RefHeading__111_1931452401" text:style-name="Index_20_Link" text:visited-style-name="Index_20_Link">1.Defintion of Night-Sky<text:tab/>2</text:a></text:p>
          <text:p text:style-name="P38"><text:a xlink:type="simple" xlink:href="#__RefHeading__113_1931452401" text:style-name="Index_20_Link" text:visited-style-name="Index_20_Link">2. Structure of Night-Sky<text:tab/>3</text:a></text:p>
          <text:p text:style-name="P39"><text:a xlink:type="simple" xlink:href="#__RefHeading__115_1931452401" text:style-name="Index_20_Link" text:visited-style-name="Index_20_Link">2.1 General Structure<text:tab/>3</text:a></text:p>
          <text:p text:style-name="P39"><text:a xlink:type="simple" xlink:href="#__RefHeading__122_1931452401" text:style-name="Index_20_Link" text:visited-style-name="Index_20_Link">2.2 Structure of the Cronjobs (cron)<text:tab/>3</text:a></text:p>
          <text:p text:style-name="P40"><text:a xlink:type="simple" xlink:href="#__RefHeading__124_1931452401" text:style-name="Index_20_Link" text:visited-style-name="Index_20_Link">Night.php<text:tab/>3</text:a></text:p>
          <text:p text:style-name="P40"><text:a xlink:type="simple" xlink:href="#__RefHeading__126_1931452401" text:style-name="Index_20_Link" text:visited-style-name="Index_20_Link">Remote.php<text:tab/>3</text:a></text:p>
          <text:p text:style-name="P40"><text:a xlink:type="simple" xlink:href="#__RefHeading__128_1931452401" text:style-name="Index_20_Link" text:visited-style-name="Index_20_Link">Runner.php<text:tab/>3</text:a></text:p>
          <text:p text:style-name="P39"><text:a xlink:type="simple" xlink:href="#__RefHeading__117_1931452401" text:style-name="Index_20_Link" text:visited-style-name="Index_20_Link">2.3 Structure of the Pages (content)<text:tab/>4</text:a></text:p>
          <text:p text:style-name="P40"><text:a xlink:type="simple" xlink:href="#__RefHeading__183_936292863" text:style-name="Index_20_Link" text:visited-style-name="Index_20_Link">Account.php<text:tab/>4</text:a></text:p>
          <text:p text:style-name="P40"><text:a xlink:type="simple" xlink:href="#__RefHeading__185_936292863" text:style-name="Index_20_Link" text:visited-style-name="Index_20_Link">Configs/config.php<text:tab/>4</text:a></text:p>
          <text:p text:style-name="P40"><text:a xlink:type="simple" xlink:href="#__RefHeading__284_1097742854" text:style-name="Index_20_Link" text:visited-style-name="Index_20_Link">Configs/regex.php<text:tab/>4</text:a></text:p>
          <text:p text:style-name="P40"><text:a xlink:type="simple" xlink:href="#__RefHeading__286_1097742854" text:style-name="Index_20_Link" text:visited-style-name="Index_20_Link">Contact.php<text:tab/>4</text:a></text:p>
          <text:p text:style-name="P40"><text:a xlink:type="simple" xlink:href="#__RefHeading__288_1097742854" text:style-name="Index_20_Link" text:visited-style-name="Index_20_Link">Group.php<text:tab/>4</text:a></text:p>
          <text:p text:style-name="P40"><text:a xlink:type="simple" xlink:href="#__RefHeading__290_1097742854" text:style-name="Index_20_Link" text:visited-style-name="Index_20_Link">Status-page.php<text:tab/>4</text:a></text:p>
          <text:p text:style-name="P40"><text:a xlink:type="simple" xlink:href="#__RefHeading__187_936292863" text:style-name="Index_20_Link" text:visited-style-name="Index_20_Link">History.php<text:tab/>4</text:a></text:p>
          <text:p text:style-name="P40"><text:a xlink:type="simple" xlink:href="#__RefHeading__190_936292863" text:style-name="Index_20_Link" text:visited-style-name="Index_20_Link">Login.php<text:tab/>4</text:a></text:p>
          <text:p text:style-name="P40"><text:a xlink:type="simple" xlink:href="#__RefHeading__192_936292863" text:style-name="Index_20_Link" text:visited-style-name="Index_20_Link">Main.php<text:tab/>4</text:a></text:p>
          <text:p text:style-name="P40"><text:a xlink:type="simple" xlink:href="#__RefHeading__194_936292863" text:style-name="Index_20_Link" text:visited-style-name="Index_20_Link">Navbar.php<text:tab/>4</text:a></text:p>
          <text:p text:style-name="P40"><text:a xlink:type="simple" xlink:href="#__RefHeading__196_936292863" text:style-name="Index_20_Link" text:visited-style-name="Index_20_Link">Register.php<text:tab/>4</text:a></text:p>
          <text:p text:style-name="P39"><text:a xlink:type="simple" xlink:href="#__RefHeading__119_1931452401" text:style-name="Index_20_Link" text:visited-style-name="Index_20_Link">2.4 Structure of the Classes<text:tab/>5</text:a></text:p>
          <text:p text:style-name="P40"><text:a xlink:type="simple" xlink:href="#__RefHeading__198_936292863" text:style-name="Index_20_Link" text:visited-style-name="Index_20_Link">BackgroundProcess.php<text:tab/>5</text:a></text:p>
        </text:index-body>
      </text:table-of-content>
      <text:p text:style-name="P2"/>
      <text:p text:style-name="P2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11_1931452401"/><text:soft-page-break/><text:alphabetical-index-mark-start text:id="IMark36855736"/><text:alphabetical-index-mark-start text:id="IMark36596856" text:main-entry="true"/><text:alphabetical-index-mark-start text:id="IMark36597736"/><text:span text:style-name="T4">1.</text:span>Defintion of Night-Sky<text:bookmark-end text:name="__RefHeading__111_1931452401"/><text:alphabetical-index-mark-end text:id="IMark36597736"/><text:alphabetical-index-mark-end text:id="IMark36596856"/><text:alphabetical-index-mark-end text:id="IMark36855736"/></text:h>
      <text:p text:style-name="Text_20_body"/>
      <text:p text:style-name="P3">Night-Sky is a Port Monitoring Software written in PHP 7.0+, using MySQL as <text:span text:style-name="T20">Database</text:span>.</text:p>
      <text:p text:style-name="P4">You can add Checks, which <text:span text:style-name="T1">do</text:span> Check if a Port is reachable or not, usually these Checks get splitted up into multiple Slots and <text:span text:style-name="T3">Processes</text:span>. </text:p>
      <text:p text:style-name="P9">Night-Sky does usually run 10 Seconds Port Checks which means we have basically 10 Slots available, if you add a Check, the Check gets random assigned to one of these Slots. From 1-9 (Slot 10 is reserved). </text:p>
      <text:p text:style-name="P10">If we get more as 1 Check assigned to a Slot, Night-Sky does spawn a new Process for it, it allocates up to 5 Checks to this one Process called „Background Process“. </text:p>
      <text:p text:style-name="P9">Because it runs in the Background independed from other running Tasks.</text:p>
      <text:p text:style-name="P5">So if one Check goes offline, only these Checks which are assigned to this Processes are delayed, not the rest of the Monitoring System. <text:span text:style-name="T2">We planned to kinda outsource these Checks to the 10th Slot, so we can collect these Checks which are offline and put them into a „Bucket“. So everything can continue running smoothly if a Check is offline.</text:span></text:p>
      <text:p text:style-name="P17">Basically you can add as much Checks as you want, they get splitted into Processes, as long your CPU and the MySQL Database is able to handle it.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bookmark-start text:name="__RefHeading__113_1931452401"/><text:soft-page-break/><text:alphabetical-index-mark-start text:id="IMark35737704"/><text:alphabetical-index-mark-start text:id="IMark35716312"/><text:alphabetical-index-mark-start text:id="IMark35733016" text:main-entry="true"/><text:span text:style-name="T4">2. </text:span>Structure of Night-Sky<text:bookmark-end text:name="__RefHeading__113_1931452401"/><text:alphabetical-index-mark-end text:id="IMark35733016"/><text:alphabetical-index-mark-end text:id="IMark35716312"/><text:alphabetical-index-mark-end text:id="IMark35737704"/></text:h>
      <text:h text:style-name="Heading_20_2" text:outline-level="2"><text:bookmark-start text:name="__RefHeading__115_1931452401"/><text:span text:style-name="T4">2.1 </text:span>General Structure<text:bookmark-end text:name="__RefHeading__115_1931452401"/></text:h>
      <text:p text:style-name="P6">„<text:span text:style-name="T5">class“ Contains all kind of needed Classes for this Software, look at 2.4</text:span></text:p>
      <text:p text:style-name="P6">„<text:span text:style-name="T6">content“ Contains mostly the Pages/Tools and Remote files, look at 2.3</text:span></text:p>
      <text:p text:style-name="P6">„<text:span text:style-name="T7">cron“ Contains all needed Cronjob files, look at 2.2</text:span></text:p>
      <text:p text:style-name="P6">„<text:span text:style-name="T8">css“ Contains all of the needed Cascading Style Sheets (Bootstrap)</text:span></text:p>
      <text:p text:style-name="P6">„<text:span text:style-name="T9">fonts“ Contains all of the needed fonts, so you dont need to download them from elsewhere</text:span></text:p>
      <text:p text:style-name="P6">„<text:span text:style-name="T10">images“ Currently only contains the favicon</text:span></text:p>
      <text:p text:style-name="P18">„<text:span text:style-name="T11">js“ Contains the 3 Javascript files for jquery, bootstrap and bootstrap-select.</text:span></text:p>
      <text:h text:style-name="Heading_20_2" text:outline-level="2"><text:bookmark-start text:name="__RefHeading__122_1931452401"/>2.2 Structure of the Cronjobs <text:span text:style-name="T24">(cron)</text:span><text:bookmark-end text:name="__RefHeading__122_1931452401"/></text:h>
      <text:h text:style-name="Heading_20_3" text:outline-level="3"><text:bookmark-start text:name="__RefHeading__124_1931452401"/>Night.php<text:bookmark-end text:name="__RefHeading__124_1931452401"/></text:h>
      <text:p text:style-name="P7">Main Cronjob to run all the Checks, needs to be added to the Crontab to be run every 60 seconds</text:p>
      <text:h text:style-name="Heading_20_3" text:outline-level="3"><text:bookmark-start text:name="__RefHeading__126_1931452401"/>Remote.php<text:bookmark-end text:name="__RefHeading__126_1931452401"/></text:h>
      <text:p text:style-name="P19">Cronjob to check if our Remote Servers which we are using to Confirm <text:span text:style-name="T21">are reachable.</text:span></text:p>
      <text:p text:style-name="P8">Should also run every 60 seconds.</text:p>
      <text:h text:style-name="Heading_20_3" text:outline-level="3"><text:bookmark-start text:name="__RefHeading__128_1931452401"/>Runner.php<text:bookmark-end text:name="__RefHeading__128_1931452401"/></text:h>
      <text:p text:style-name="P11">Should not be added to the Crontab since, its basically the File which gets called by Night.php to split up the Checks into multiple processes. <text:span text:style-name="T12">So for each 1 to 5 Checks, a Runner.php Process is started if needed. </text:span><text:span text:style-name="T22">You should never run any Cronjob as root! add a different non privileged user for those Cronjobs</text:span><text:span text:style-name="T12">.</text:span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bookmark-start text:name="__RefHeading__117_1931452401"/><text:soft-page-break/><text:span text:style-name="T4">2.3 </text:span>Structure of the Pages <text:span text:style-name="T23">(content)</text:span><text:bookmark-end text:name="__RefHeading__117_1931452401"/></text:h>
      <text:h text:style-name="Heading_20_3" text:outline-level="3"><text:bookmark-start text:name="__RefHeading__183_936292863"/>Account.php<text:bookmark-end text:name="__RefHeading__183_936292863"/></text:h>
      <text:p text:style-name="P12">Offers the possibily to the User to change the Password or delete his account <text:span text:style-name="T14">using the User Class <text:s/>methods.</text:span></text:p>
      <text:h text:style-name="Heading_20_3" text:outline-level="3"><text:bookmark-start text:name="__RefHeading__185_936292863"/><text:span text:style-name="T25">Configs/c</text:span>onfig.php<text:bookmark-end text:name="__RefHeading__185_936292863"/></text:h>
      <text:p text:style-name="P20">Contains serveral options to configure Night-Sky.</text:p>
      <text:h text:style-name="P36" text:outline-level="3"><text:bookmark-start text:name="__RefHeading__284_1097742854"/><text:span text:style-name="T25">Configs/regex.php</text:span><text:bookmark-end text:name="__RefHeading__284_1097742854"/></text:h>
      <text:p text:style-name="P21">Contains the used Regex patterns for filter input data.</text:p>
      <text:h text:style-name="P29" text:outline-level="3"><text:bookmark-start text:name="__RefHeading__286_1097742854"/><text:span text:style-name="T26">Contact.php</text:span><text:bookmark-end text:name="__RefHeading__286_1097742854"/></text:h>
      <text:p text:style-name="P22">Offers the possibility <text:span text:style-name="T26">to add/edit/remove email addresses.</text:span></text:p>
      <text:h text:style-name="P30" text:outline-level="3"><text:bookmark-start text:name="__RefHeading__288_1097742854"/><text:span text:style-name="T27">Group.php</text:span><text:bookmark-end text:name="__RefHeading__288_1097742854"/></text:h>
      <text:p text:style-name="P23">Offers the possibility <text:span text:style-name="T26">to add/edit/remove groups.</text:span></text:p>
      <text:h text:style-name="P31" text:outline-level="3"><text:bookmark-start text:name="__RefHeading__290_1097742854"/><text:span text:style-name="T28">Status-page.php</text:span><text:bookmark-end text:name="__RefHeading__290_1097742854"/></text:h>
      <text:p text:style-name="P24">Offers the possibility <text:span text:style-name="T26">to add/edit/remove status pages.</text:span></text:p>
      <text:h text:style-name="P28" text:outline-level="3"><text:bookmark-start text:name="__RefHeading__187_936292863"/>History.php<text:bookmark-end text:name="__RefHeading__187_936292863"/></text:h>
      <text:p text:style-name="P13">Displays the History of a given ID from a Check <text:span text:style-name="T13">using the History Class <text:s/>methods.</text:span></text:p>
      <text:h text:style-name="P32" text:outline-level="3"><text:bookmark-start text:name="__RefHeading__190_936292863"/>Login.php<text:bookmark-end text:name="__RefHeading__190_936292863"/></text:h>
      <text:p text:style-name="P14">Let the User login into his Account or enable it via URL using <text:span text:style-name="T16">the</text:span> <text:span text:style-name="T15">Verify </text:span>Class <text:span text:style-name="T17">methods.</text:span></text:p>
      <text:h text:style-name="P33" text:outline-level="3"><text:bookmark-start text:name="__RefHeading__192_936292863"/>Main.php<text:bookmark-end text:name="__RefHeading__192_936292863"/></text:h>
      <text:p text:style-name="P15">Offers the possibility to <text:span text:style-name="T18">Add Checks or </text:span>Edit/Enable/Disable/Remove <text:span text:style-name="T19">using the Main Class methods.</text:span></text:p>
      <text:h text:style-name="P34" text:outline-level="3"><text:bookmark-start text:name="__RefHeading__194_936292863"/>Navbar.php<text:bookmark-end text:name="__RefHeading__194_936292863"/></text:h>
      <text:p text:style-name="P16">Navigation Stuff.</text:p>
      <text:h text:style-name="P35" text:outline-level="3"><text:bookmark-start text:name="__RefHeading__196_936292863"/>Register.php<text:bookmark-end text:name="__RefHeading__196_936292863"/></text:h>
      <text:p text:style-name="P25"><text:span text:style-name="T29">Offers the possibility to let the Users register themself an Account if enought Slots are available using the User class methods.</text:span></text:p>
      <text:p text:style-name="P25"/>
      <text:p text:style-name="P25"/>
      <text:h text:style-name="Heading_20_2" text:outline-level="2"><text:bookmark-start text:name="__RefHeading__119_1931452401"/><text:soft-page-break/><text:span text:style-name="T4">2.4 </text:span>Structure of the Classes<text:bookmark-end text:name="__RefHeading__119_1931452401"/></text:h>
      <text:h text:style-name="P37" text:outline-level="3"><text:bookmark-start text:name="__RefHeading__198_936292863"/>BackgroundProcess.php<text:bookmark-end text:name="__RefHeading__198_936292863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Method</text:p>
          </table:table-cell>
          <table:table-cell table:style-name="Table1.A1" office:value-type="string">
            <text:p text:style-name="P45">Type</text:p>
          </table:table-cell>
          <table:table-cell table:style-name="Table1.C1" office:value-type="string">
            <text:p text:style-name="P45">Return</text:p>
          </table:table-cell>
        </table:table-row>
        <table:table-row>
          <table:table-cell table:style-name="Table1.A2" office:value-type="string">
            <text:p text:style-name="P42">__<text:span text:style-name="T31">construct($in_threadId,$in_Checks)</text:span></text:p>
          </table:table-cell>
          <table:table-cell table:style-name="Table1.A2" office:value-type="string">
            <text:p text:style-name="P46">(int,<text:span text:style-name="T33">array</text:span>)</text:p>
          </table:table-cell>
          <table:table-cell table:style-name="Table1.C2" office:value-type="string">
            <text:p text:style-name="P47">nothing</text:p>
          </table:table-cell>
        </table:table-row>
        <table:table-row>
          <table:table-cell table:style-name="Table1.A2" office:value-type="string">
            <text:p text:style-name="P41">Static::startProcess($cmd)</text:p>
          </table:table-cell>
          <table:table-cell table:style-name="Table1.A2" office:value-type="string">
            <text:p text:style-name="P43">(string) <text:span text:style-name="T30">e.g /usr/bin/php Runner.php</text:span></text:p>
          </table:table-cell>
          <table:table-cell table:style-name="Table1.C2" office:value-type="string">
            <text:p text:style-name="P44">nothing</text:p>
          </table:table-cell>
        </table:table-row>
      </table:table>
      <text:p text:style-name="P26"/>
      <text:p text:style-name="P27">Tod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7:57.159473709</meta:creation-date>
    <dc:date>2017-04-14T02:17:55.118691652</dc:date>
    <meta:editing-duration>PT2H7M51S</meta:editing-duration>
    <meta:editing-cycles>123</meta:editing-cycles>
    <meta:generator>LibreOffice/4.3.3.2$Linux_X86_64 LibreOffice_project/430m0$Build-2</meta:generator>
    <meta:document-statistic meta:table-count="1" meta:image-count="0" meta:object-count="0" meta:page-count="5" meta:paragraph-count="83" meta:word-count="624" meta:character-count="3857" meta:non-whitespace-character-count="3311"/>
  </office:meta>
</office:document-meta>
</file>